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18pt" style:font-size-asian="18pt" style:font-size-complex="18pt"/>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2" style:family="paragraph"/>
    <style:style style:name="P8" style:parent-style-name="ListParagraph" style:list-style-name="LFO2" style:family="paragraph"/>
    <style:style style:name="P9" style:parent-style-name="ListParagraph" style:list-style-name="LFO2" style:family="paragraph"/>
    <style:style style:name="P10" style:parent-style-name="ListParagraph" style:list-style-name="LFO2" style:family="paragraph"/>
    <style:style style:name="P11" style:parent-style-name="ListParagraph" style:list-style-name="LFO2" style:family="paragraph"/>
  </office:automatic-styles>
  <office:body>
    <office:text text:use-soft-page-breaks="true">
      <text:p text:style-name="P1">Creative Coding Report / Year 2 Creative Computing IADT / Juan David Navio Nunez</text:p>
      <text:p text:style-name="Normal"/>
      <text:p text:style-name="Normal"/>
      <text:p text:style-name="Normal">This project is a simple interaction of particles between each other, the thematic is when they touch each other, making the effect of<text:s/>electricity using an RGB random function.</text:p>
      <text:p text:style-name="Normal">I created a “Ball” object class that is the responsible to create the “electricity particles”, in this class I have multiple function such as (in order):</text:p>
      <text:list text:style-name="LFO1" text:continue-numbering="true">
        <text:list-item>
          <text:p text:style-name="P2">A “constructor” function that has in it two vectors, one for<text:s/>the positioning of the balls and one for the speed, that manipulates the direction and the same speed of the balls. I also have in this function the radius, to change the size of the electricity particles and an statement as a Boolean function to make the<text:s/>collision happen.</text:p>
        </text:list-item>
        <text:list-item>
          <text:p text:style-name="P3">A “render” function with the push and pop statements, a translate function for the correct positioning of the canvas and the objects in it and an “if else” shorted function to change the different parameters and characteristics of the balls such as colour and stroke when they collapse with other objects in the screen (is important to mention I tried to create another interaction that makes each ball bounce when it touch each other but I wasn’t able to do it, is in a toggle block comment).<text:s/>I also have the ellipse function in here.</text:p>
        </text:list-item>
        <text:list-item>
          <text:p text:style-name="P4">A “move” function with the positioning and the speed functions and another “if else” formula to create the effect of the electricity particles bouncing on the walls of the screen.</text:p>
        </text:list-item>
        <text:list-item>
          <text:p text:style-name="P5">A “checkIntersactions” function with a forEach loop in it, this is all the maths I added in the CA, using the p5.Vector function I calculated the distances of the particles with the (0,0) point as a positioning vector creating a new vector that connect the particles with each other. I also included a limit statement that limits the edge of each particle, so the collision feels more real.</text:p>
        </text:list-item>
        <text:list-item>
          <text:p text:style-name="P6">A “reset” function that works when the ball is not interacting with anything on the screen.</text:p>
        </text:list-item>
      </text:list>
      <text:p text:style-name="Normal"/>
      <text:p text:style-name="Normal">My index.html page is just the links of the sketch.js and the<text:s/>Ball.js class.</text:p>
      <text:p text:style-name="Normal">To finish I have a sketch.js where I have in order:</text:p>
      <text:list text:style-name="LFO2" text:continue-numbering="true">
        <text:list-item>
          <text:p text:style-name="P7">The array of particles</text:p>
        </text:list-item>
        <text:list-item>
          <text:p text:style-name="P8">The number of balls I want to see in the screen.</text:p>
        </text:list-item>
        <text:list-item>
          <text:p text:style-name="P9">A function called “let populateArray” where I used the arrow function to make it cleaner. This function has the<text:s/>formula to create the electricity particles as a loop.</text:p>
        </text:list-item>
        <text:list-item>
          <text:p text:style-name="P10">A setup function where I have the function to “call” the previous formula, the statement to create the canvas and the background colour.</text:p>
        </text:list-item>
        <text:list-item>
          <text:p text:style-name="P11">A draw function, the first thing in here is the background again<text:s/>to reset it each time the balls are moving to avoid have a stella behind them. I added a RGB random colours to make the effect of a lightning when the particles interact with each other and at the end of this function I have all the statements to “call” the different functions into a forEach loop with an arrow function to make it cleaner, I have the “move”, “reset”, “checkInteractions” and “render” functions.</text:p>
        </text:list-item>
      </text:list>
      <text:p text:style-name="Normal">The conclusion I have about this project is clear, this was a challenge I think I wasn’t totally ready to have, I tried to understand concepts I didn’t get from the begging by myself, this was stressful and tiring at some point after all hours researching for information before even start.</text:p>
      <text:p text:style-name="Normal">I’m not totally happy with the result of my portfolio, I think<text:s/>if I had more time and more<text:s/>help,<text:s/>I would definitely had something better and more complicated, next time I know I will be more dedicated because I’m not happy with just a pass if I even get it.</text:p>
      <text:p text:style-name="Normal">Also,<text:s/>I’m disappointed with myself because I didn’t make the collision between particles work as I wanted to, this would make a huge change between what I have now and what I would have.</text:p>
      <text:p text:style-name="Normal"/>
      <text:p text:style-name="Normal">Juan David Navio Nunez.</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an Navio Nunez (Student)</meta:initial-creator>
    <dc:creator>Juan Navio Nunez (Student)</dc:creator>
    <meta:creation-date>2022-01-04T03:45:00Z</meta:creation-date>
    <dc:date>2022-01-04T10:13:00Z</dc:date>
    <meta:template xlink:href="Normal" xlink:type="simple"/>
    <meta:editing-cycles>3</meta:editing-cycles>
    <meta:editing-duration>PT3420S</meta:editing-duration>
    <meta:document-statistic meta:page-count="1" meta:paragraph-count="7" meta:word-count="551" meta:character-count="3686" meta:row-count="26" meta:non-whitespace-character-count="3142"/>
  </office:meta>
</office:document-meta>
</file>